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68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78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線の終点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35cm"/>
      <style:paragraph-properties style:writing-mode="lr-tb"/>
    </style:style>
    <style:style style:name="gr6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6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4.5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596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margin-top="0.3cm" fo:margin-bottom="0cm" fo:text-align="center"/>
    </style:style>
    <style:style style:name="P2" style:family="paragraph">
      <loext:graphic-properties draw:fill="none" draw:fill-color="#ffffff"/>
      <style:paragraph-properties fo:margin-top="0.3cm" fo:margin-bottom="0cm" fo:text-align="center" style:writing-mode="lr-tb"/>
      <style:text-properties fo:font-size="10.5pt" style:font-size-asian="10.5pt" style:font-size-complex="10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-8% 58%" fo:font-size="10.5pt" style:font-size-asian="10.5pt" style:font-size-complex="10.5pt"/>
    </style:style>
    <style:style style:name="T3" style:family="text">
      <style:text-properties style:text-position="0% 100%" fo:font-size="10.5pt" style:font-size-asian="10.5pt" style:font-size-complex="10.5pt"/>
    </style:style>
    <style:style style:name="T4" style:family="text">
      <style:text-properties style:text-position="33% 58%" fo:font-size="10.5pt" style:font-size-asian="10.5pt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JP" style:font-size-asian="10.5pt" style:font-style-asian="normal" style:font-weight-asian="normal" style:font-name-complex="TakaoPGothic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65cm" svg:height="1.93cm" svg:x="21.8cm" svg:y="3.87cm">
          <draw:text-box>
            <text:p text:style-name="P1"><text:span text:style-name="T1">非周期的なアナログ信号</text:span></text:p>
            <text:p text:style-name="P1"><text:span text:style-name="T1">f(t)</text:span></text:p>
          </draw:text-box>
        </draw:frame>
        <draw:frame draw:style-name="gr1" draw:text-style-name="P2" draw:layer="layout" svg:width="4.65cm" svg:height="1.93cm" svg:x="14cm" svg:y="3.87cm">
          <draw:text-box>
            <text:p text:style-name="P1"><text:span text:style-name="T1">非周期的なインパルス列</text:span></text:p>
            <text:p text:style-name="P1"><text:span text:style-name="T1">f</text:span><text:span text:style-name="T2">imp</text:span><text:span text:style-name="T1">(t)</text:span></text:p>
          </draw:text-box>
        </draw:frame>
        <draw:frame draw:style-name="gr1" draw:text-style-name="P2" draw:layer="layout" svg:width="4.65cm" svg:height="1.93cm" svg:x="14cm" svg:y="12.3cm">
          <draw:text-box>
            <text:p text:style-name="P1"><text:span text:style-name="T1">両側ラプラス変換</text:span></text:p>
            <text:p text:style-name="P1"><text:span text:style-name="T3">F</text:span><text:span text:style-name="T2">imp</text:span><text:span text:style-name="T3">(s)</text:span></text:p>
          </draw:text-box>
        </draw:frame>
        <draw:frame draw:style-name="gr1" draw:text-style-name="P2" draw:layer="layout" svg:width="4.65cm" svg:height="1.93cm" svg:x="21.8cm" svg:y="12.3cm">
          <draw:text-box>
            <text:p text:style-name="P1"><text:span text:style-name="T1">両側ラプラス変換</text:span></text:p>
            <text:p text:style-name="P1"><text:span text:style-name="T3">F(s)</text:span></text:p>
          </draw:text-box>
        </draw:frame>
        <draw:frame draw:style-name="gr2" draw:text-style-name="P2" draw:layer="layout" svg:width="4.9cm" svg:height="2.03cm" svg:x="2.55cm" svg:y="3.77cm">
          <draw:text-box>
            <text:p text:style-name="P1"><text:span text:style-name="T1">非周期的なディジタル信号</text:span></text:p>
            <text:p text:style-name="P1"><text:span text:style-name="T1">f[i]</text:span></text:p>
          </draw:text-box>
        </draw:frame>
        <draw:frame draw:style-name="gr1" draw:text-style-name="P2" draw:layer="layout" svg:width="4.65cm" svg:height="1.93cm" svg:x="3cm" svg:y="12.2cm">
          <draw:text-box>
            <text:p text:style-name="P1"><text:span text:style-name="T1">両側</text:span><text:span text:style-name="T1">Z</text:span><text:span text:style-name="T1">変換</text:span></text:p>
            <text:p text:style-name="P1"><text:span text:style-name="T3">F(z)</text:span></text:p>
          </draw:text-box>
        </draw:frame>
        <draw:line draw:style-name="gr3" draw:text-style-name="P3" draw:layer="layout" svg:x1="21.55cm" svg:y1="4.15cm" svg:x2="18.8cm" svg:y2="4.15cm">
          <text:p/>
        </draw:line>
        <draw:frame draw:style-name="gr4" draw:text-style-name="P4" draw:layer="layout" svg:width="3.75cm" svg:height="1.319cm" svg:x="18.45cm" svg:y="3cm">
          <draw:text-box>
            <text:p><text:span text:style-name="T1">(1) </text:span><text:span text:style-name="T1">くし型フィルタ</text:span></text:p>
          </draw:text-box>
        </draw:frame>
        <draw:line draw:style-name="gr3" draw:text-style-name="P3" draw:layer="layout" svg:x1="18.8cm" svg:y1="5.05cm" svg:x2="21.55cm" svg:y2="5.05cm">
          <text:p/>
        </draw:line>
        <draw:frame draw:style-name="gr5" draw:text-style-name="P4" draw:layer="layout" svg:width="3.25cm" svg:height="0.785cm" svg:x="18.6cm" svg:y="5.438cm">
          <draw:text-box>
            <text:p><text:span text:style-name="T1">(2) sinc</text:span><text:span text:style-name="T1">フィルタ</text:span></text:p>
          </draw:text-box>
        </draw:frame>
        <draw:line draw:style-name="gr3" draw:text-style-name="P3" draw:layer="layout" svg:x1="21.55cm" svg:y1="12.75cm" svg:x2="18.8cm" svg:y2="12.75cm">
          <text:p/>
        </draw:line>
        <draw:frame draw:style-name="gr5" draw:text-style-name="P4" draw:layer="layout" svg:width="3.25cm" svg:height="0.785cm" svg:x="18.85cm" svg:y="11.6cm">
          <draw:text-box>
            <text:p><text:span text:style-name="T1">(5) </text:span><text:span text:style-name="T1">シフト和</text:span></text:p>
          </draw:text-box>
        </draw:frame>
        <draw:line draw:style-name="gr3" draw:text-style-name="P3" draw:layer="layout" svg:x1="18.8cm" svg:y1="13.65cm" svg:x2="21.55cm" svg:y2="13.65cm">
          <text:p/>
        </draw:line>
        <draw:frame draw:style-name="gr4" draw:text-style-name="P4" draw:layer="layout" svg:width="3.25cm" svg:height="1.319cm" svg:x="18.75cm" svg:y="14.2cm">
          <draw:text-box>
            <text:p><text:span text:style-name="T1">(6) </text:span><text:span text:style-name="T1">なし</text:span></text:p>
          </draw:text-box>
        </draw:frame>
        <draw:line draw:style-name="gr3" draw:text-style-name="P3" draw:layer="layout" svg:x1="16.925cm" svg:y1="11.975cm" svg:x2="16.925cm" svg:y2="5.975cm">
          <text:p/>
        </draw:line>
        <draw:frame draw:style-name="gr4" draw:text-style-name="P4" draw:layer="layout" svg:width="4.35cm" svg:height="1.319cm" svg:x="12.75cm" svg:y="6.731cm">
          <draw:text-box>
            <text:p><text:span text:style-name="T1">(3) </text:span><text:span text:style-name="T1">両側ラプラス</text:span></text:p>
            <text:p><text:span text:style-name="T1">　 <text:s/>変換</text:span></text:p>
          </draw:text-box>
        </draw:frame>
        <draw:line draw:style-name="gr3" draw:text-style-name="P3" draw:layer="layout" svg:x1="16.025cm" svg:y1="5.975cm" svg:x2="16.025cm" svg:y2="11.975cm">
          <text:p/>
        </draw:line>
        <draw:frame draw:style-name="gr4" draw:text-style-name="P4" draw:layer="layout" svg:width="4cm" svg:height="1.319cm" svg:x="17cm" svg:y="9.881cm">
          <draw:text-box>
            <text:p><text:span text:style-name="T1">(4) </text:span><text:span text:style-name="T1">逆ラプラス変換</text:span></text:p>
          </draw:text-box>
        </draw:frame>
        <draw:frame draw:style-name="gr4" draw:text-style-name="P4" draw:layer="layout" svg:width="2.85cm" svg:height="1.319cm" svg:x="20.95cm" svg:y="6.631cm">
          <draw:text-box>
            <text:p text:style-name="P5"><text:span text:style-name="T1">両側ラプラス</text:span></text:p>
            <text:p text:style-name="P5"><text:span text:style-name="T1">変換</text:span></text:p>
          </draw:text-box>
        </draw:frame>
        <draw:frame draw:style-name="gr4" draw:text-style-name="P4" draw:layer="layout" svg:width="3.3cm" svg:height="1.319cm" svg:x="24.7cm" svg:y="9.85cm">
          <draw:text-box>
            <text:p text:style-name="P5"><text:span text:style-name="T1">逆ラプラス変換</text:span></text:p>
          </draw:text-box>
        </draw:frame>
        <draw:line draw:style-name="gr3" draw:text-style-name="P3" draw:layer="layout" svg:x1="13.6cm" svg:y1="4.151cm" svg:x2="7.6cm" svg:y2="4.151cm">
          <text:p/>
        </draw:line>
        <draw:frame draw:style-name="gr5" draw:text-style-name="P4" draw:layer="layout" svg:width="3.25cm" svg:height="0.785cm" svg:x="10.85cm" svg:y="3.101cm">
          <draw:text-box>
            <text:p><text:span text:style-name="T1">(7) </text:span><text:span text:style-name="T1">サンプリング</text:span></text:p>
          </draw:text-box>
        </draw:frame>
        <draw:line draw:style-name="gr3" draw:text-style-name="P3" draw:layer="layout" svg:x1="7.6cm" svg:y1="5.051cm" svg:x2="13.6cm" svg:y2="5.051cm">
          <text:p/>
        </draw:line>
        <draw:frame draw:style-name="gr4" draw:text-style-name="P4" draw:layer="layout" svg:width="3.7cm" svg:height="1.319cm" svg:x="7.45cm" svg:y="5.281cm">
          <draw:text-box>
            <text:p><text:span text:style-name="T1">(8) </text:span><text:span text:style-name="T1">くし型フィルタ</text:span></text:p>
          </draw:text-box>
        </draw:frame>
        <draw:line draw:style-name="gr3" draw:text-style-name="P3" draw:layer="layout" svg:x1="5.525cm" svg:y1="11.875cm" svg:x2="5.525cm" svg:y2="5.875cm">
          <text:p/>
        </draw:line>
        <draw:frame draw:style-name="gr4" draw:text-style-name="P4" draw:layer="layout" svg:width="2.8cm" svg:height="1.319cm" svg:x="1.85cm" svg:y="6.881cm">
          <draw:text-box>
            <text:p><text:span text:style-name="T1">(9) </text:span><text:span text:style-name="T1">両側</text:span><text:span text:style-name="T1">Z</text:span><text:span text:style-name="T1">変換</text:span></text:p>
          </draw:text-box>
        </draw:frame>
        <draw:line draw:style-name="gr3" draw:text-style-name="P3" draw:layer="layout" svg:x1="4.625cm" svg:y1="5.875cm" svg:x2="4.625cm" svg:y2="11.875cm">
          <text:p/>
        </draw:line>
        <draw:frame draw:style-name="gr4" draw:text-style-name="P4" draw:layer="layout" svg:width="3.3cm" svg:height="1.319cm" svg:x="5.7cm" svg:y="6.85cm">
          <draw:text-box>
            <text:p><text:span text:style-name="T1">(10) </text:span><text:span text:style-name="T1">逆</text:span><text:span text:style-name="T1">Z</text:span><text:span text:style-name="T1">変換</text:span></text:p>
          </draw:text-box>
        </draw:frame>
        <draw:line draw:style-name="gr3" draw:text-style-name="P3" draw:layer="layout" svg:x1="13.8cm" svg:y1="12.651cm" svg:x2="7.8cm" svg:y2="12.651cm">
          <text:p/>
        </draw:line>
        <draw:frame draw:style-name="gr5" draw:text-style-name="P4" draw:layer="layout" svg:width="3.25cm" svg:height="0.785cm" svg:x="11.25cm" svg:y="11.701cm">
          <draw:text-box>
            <text:p><text:span text:style-name="T1">(11) <text:s/>e</text:span><text:span text:style-name="T4">sτ</text:span><text:span text:style-name="T1">=z</text:span></text:p>
          </draw:text-box>
        </draw:frame>
        <draw:line draw:style-name="gr3" draw:text-style-name="P3" draw:layer="layout" svg:x1="7.8cm" svg:y1="13.551cm" svg:x2="13.8cm" svg:y2="13.551cm">
          <text:p/>
        </draw:line>
        <draw:frame draw:style-name="gr4" draw:text-style-name="P4" draw:layer="layout" svg:width="3.25cm" svg:height="1.319cm" svg:x="7.65cm" svg:y="13.901cm">
          <draw:text-box>
            <text:p text:style-name="P5"><text:span text:style-name="T5">(12) z=</text:span><text:span text:style-name="T1">e</text:span><text:span text:style-name="T4">sτ</text:span></text:p>
          </draw:text-box>
        </draw:frame>
        <draw:line draw:style-name="gr6" draw:text-style-name="P3" draw:layer="layout" svg:x1="10.95cm" svg:y1="0.6cm" svg:x2="10.95cm" svg:y2="16.1cm">
          <text:p/>
        </draw:line>
        <draw:frame draw:style-name="gr7" draw:text-style-name="P6" draw:layer="layout" svg:width="5cm" svg:height="1.285cm" svg:x="2.65cm" svg:y="0.865cm">
          <draw:text-box>
            <text:p><text:span text:style-name="T6">ディジタル領域</text:span></text:p>
          </draw:text-box>
        </draw:frame>
        <draw:frame draw:style-name="gr7" draw:text-style-name="P6" draw:layer="layout" svg:width="5cm" svg:height="1.285cm" svg:x="17.75cm" svg:y="0.866cm">
          <draw:text-box>
            <text:p><text:span text:style-name="T6">アナログ領域</text:span></text:p>
          </draw:text-box>
        </draw:frame>
        <draw:frame draw:style-name="gr8" draw:text-style-name="P6" draw:layer="layout" svg:width="1.1cm" svg:height="3.927cm" svg:x="0.95cm" svg:y="3.066cm">
          <draw:text-box>
            <text:p><text:span text:style-name="T6">時間領域</text:span></text:p>
          </draw:text-box>
        </draw:frame>
        <draw:frame draw:style-name="gr8" draw:text-style-name="P6" draw:layer="layout" svg:width="1.1cm" svg:height="3.927cm" svg:x="27.75cm" svg:y="3.067cm">
          <draw:text-box>
            <text:p><text:span text:style-name="T6">時間領域</text:span></text:p>
          </draw:text-box>
        </draw:frame>
        <draw:line draw:style-name="gr6" draw:text-style-name="P3" draw:layer="layout" svg:x1="29.4cm" svg:y1="9.15cm" svg:x2="0.4cm" svg:y2="9.15cm">
          <text:p/>
        </draw:line>
        <draw:line draw:style-name="gr3" draw:text-style-name="P3" draw:layer="layout" svg:x1="24.525cm" svg:y1="11.975cm" svg:x2="24.525cm" svg:y2="5.975cm">
          <text:p/>
        </draw:line>
        <draw:line draw:style-name="gr3" draw:text-style-name="P3" draw:layer="layout" svg:x1="23.625cm" svg:y1="5.975cm" svg:x2="23.625cm" svg:y2="11.975cm">
          <text:p/>
        </draw:line>
        <draw:frame draw:style-name="gr9" draw:text-style-name="P8" draw:layer="layout" svg:width="1.1cm" svg:height="4.846cm" svg:x="0.95cm" svg:y="10.367cm">
          <draw:text-box>
            <text:p text:style-name="P7"><text:span text:style-name="T6">Z</text:span><text:span text:style-name="T6">平面</text:span></text:p>
          </draw:text-box>
        </draw:frame>
        <draw:frame draw:style-name="gr10" draw:text-style-name="P8" draw:layer="layout" svg:width="1.1cm" svg:height="4.846cm" svg:x="27.95cm" svg:y="10.768cm">
          <draw:text-box>
            <text:p text:style-name="P7"><text:span text:style-name="T6">S</text:span><text:span text:style-name="T6">平面</text:span></text:p>
          </draw:text-box>
        </draw:frame>
        <draw:line draw:style-name="gr11" draw:text-style-name="P3" draw:layer="layout" svg:x1="19.85cm" svg:y1="13.25cm" svg:x2="20.35cm" svg:y2="14cm">
          <text:p/>
        </draw:line>
        <draw:line draw:style-name="gr11" draw:text-style-name="P3" draw:layer="layout" svg:x1="20.35cm" svg:y1="13.25cm" svg:x2="19.85cm" svg:y2="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5T11:25:11.449822215</meta:creation-date>
    <dc:date>2023-02-26T12:18:57.032364738</dc:date>
    <meta:editing-duration>PT49M6S</meta:editing-duration>
    <meta:editing-cycles>21</meta:editing-cycles>
    <meta:generator>LibreOffice/7.3.7.2$Linux_X86_64 LibreOffice_project/30$Build-2</meta:generator>
    <meta:document-statistic meta:object-count="44"/>
  </office:meta>
</office:document-meta>
</file>